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000000" style:vertical-align="automatic"/>
      <style:text-properties fo:color="#2a6099" style:text-outline="false" style:text-line-through-style="none" style:text-line-through-type="none" style:font-name="Liberation Sans1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1" style:font-size-asian="10pt" style:language-asian="zh" style:country-asian="CN" style:font-style-asian="normal" style:font-weight-asian="normal" style:font-name-complex="Liberation Sans1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ackground-color="#000000" style:vertical-align="automatic"/>
      <style:text-properties fo:color="#ffffff" style:text-outline="false" style:text-line-through-style="none" style:text-line-through-type="none" style:font-name="Liberation Sans1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1" style:font-size-asian="10pt" style:language-asian="zh" style:country-asian="CN" style:font-style-asian="normal" style:font-weight-asian="normal" style:font-name-complex="Liberation Sans1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3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7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2" table:number-columns-repeated="16369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7" table:number-columns-repeated="3"/>
          <table:table-cell table:style-name="ce8" table:number-columns-repeated="5"/>
          <table:table-cell table:style-name="ce7" table:number-columns-repeated="6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6" office:value-type="float" office:value="2.23" calcext:value-type="float">
            <text:p>2.23</text:p>
          </table:table-cell>
          <table:table-cell table:style-name="ce33" office:value-type="string" calcext:value-type="string">
            <text:p>2025/Sep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6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33" office:value-type="string" calcext:value-type="string">
            <text:p>2024/Sep/0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5" table:number-columns-repeated="3"/>
          <table:table-cell table:style-name="ce16" table:number-columns-repeated="5"/>
          <table:table-cell table:style-name="ce15" table:number-columns-repeated="6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33" office:value-type="string" calcext:value-type="string">
            <text:p>2024/Sep/0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6" office:value-type="float" office:value="2.23" calcext:value-type="float">
            <text:p>2.23</text:p>
          </table:table-cell>
          <table:table-cell table:style-name="ce33" office:value-type="string" calcext:value-type="string">
            <text:p>2025/Sep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6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style-name="ce9" table:number-columns-repeated="3"/>
          <table:table-cell table:style-name="ce26"/>
          <table:table-cell table:style-name="ce33" table:number-columns-repeated="5"/>
          <table:table-cell table:style-name="ce9" table:number-columns-repeated="3"/>
          <table:table-cell table:style-name="ce26"/>
          <table:table-cell table:style-name="ce9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office:value-type="string" calcext:value-type="string">
            <text:p>n/a</text:p>
          </table:table-cell>
          <table:table-cell table:style-name="ce33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33" office:value-type="string" calcext:value-type="string">
            <text:p>2024/Sep/0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33" office:value-type="string" calcext:value-type="string">
            <text:p>2024/Jul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3" office:value-type="string" calcext:value-type="string">
            <text:p>2025/Oct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3" office:value-type="string" calcext:value-type="string">
            <text:p>2022/Nov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3" office:value-type="date" office:date-value="2025-07-02" calcext:value-type="date">
            <text:p>2025/Jul/02</text:p>
          </table:table-cell>
          <table:table-cell table:style-name="ce33" office:value-type="string" calcext:value-type="string">
            <text:p>OS othe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33" office:value-type="string" calcext:value-type="string">
            <text:p>2023/Oct/1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33" office:value-type="string" calcext:value-type="string">
            <text:p>2024/Jun/1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33" office:value-type="string" calcext:value-type="string">
            <text:p>2025/Jan/2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33" office:value-type="string" calcext:value-type="string">
            <text:p>2024/Jan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33" office:value-type="string" calcext:value-type="string">
            <text:p>2025/Jan/2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33" office:value-type="string" calcext:value-type="string">
            <text:p>2025/Jan/2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33" office:value-type="string" calcext:value-type="string">
            <text:p>2024/Jun/1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33" office:value-type="string" calcext:value-type="string">
            <text:p>2024/Jan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33" office:value-type="string" calcext:value-type="string">
            <text:p>2024/Jan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3/Aug/31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3" office:value-type="string" calcext:value-type="string">
            <text:p>2024/Aug/27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3" office:value-type="string" calcext:value-type="string">
            <text:p>2025/Mar/03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3" office:value-type="string" calcext:value-type="string">
            <text:p>2023/Oct/0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office:value-type="string" calcext:value-type="string">
            <text:p>n/a</text:p>
          </table:table-cell>
          <table:table-cell table:style-name="ce33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3" office:value-type="date" office:date-value="2025-07-02" calcext:value-type="date">
            <text:p>2025/Jul/02</text:p>
          </table:table-cell>
          <table:table-cell table:style-name="ce33" office:value-type="string" calcext:value-type="string">
            <text:p>OS othe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3" office:value-type="string" calcext:value-type="string">
            <text:p>2025/Jan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33" office:value-type="string" calcext:value-type="string">
            <text:p>2022/Jun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Jun/1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6" office:value-type="float" office:value="2.4" calcext:value-type="float">
            <text:p>2.4</text:p>
          </table:table-cell>
          <table:table-cell table:style-name="ce18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6" office:value-type="float" office:value="1.33" calcext:value-type="float">
            <text:p>1.33</text:p>
          </table:table-cell>
          <table:table-cell table:style-name="ce33" office:value-type="string" calcext:value-type="string">
            <text:p>2023/Jun/1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6" office:value-type="float" office:value="1.33" calcext:value-type="float">
            <text:p>1.33</text:p>
          </table:table-cell>
          <table:table-cell table:style-name="ce33" office:value-type="string" calcext:value-type="string">
            <text:p>2023/Jun/1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Jun/1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6" office:value-type="float" office:value="2.4" calcext:value-type="float">
            <text:p>2.4</text:p>
          </table:table-cell>
          <table:table-cell table:style-name="ce18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33" office:value-type="string" calcext:value-type="string">
            <text:p>2022/Jun/1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14</text:p>
          </table:table-cell>
          <table:table-cell table:style-name="ce12" office:value-type="string" calcext:value-type="string">
            <text:p>typing_extensions</text:p>
          </table:table-cell>
          <table:table-cell table:style-name="ce12" office:value-type="string" calcext:value-type="string">
            <text:p>4.12.2</text:p>
          </table:table-cell>
          <table:table-cell table:style-name="ce13" office:value-type="string" calcext:value-type="string">
            <text:p>2024/Ju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typing-extensions&gt;=4.12</text:p>
          </table:table-cell>
          <table:table-cell table:style-name="ce12" office:value-type="string" calcext:value-type="string">
            <text:p>PSF</text:p>
          </table:table-cell>
          <table:table-cell table:style-name="ce12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3" office:value-type="string" calcext:value-type="string">
            <text:p>2025/Aug/1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3" office:value-type="string" calcext:value-type="string">
            <text:p>2025/Jan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33" office:value-type="string" calcext:value-type="string">
            <text:p>2025/May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3" office:value-type="string" calcext:value-type="string">
            <text:p>2024/May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3" office:value-type="string" calcext:value-type="string">
            <text:p>2023/Sep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3" office:value-type="string" calcext:value-type="string">
            <text:p>2024/Aug/27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33" office:value-type="string" calcext:value-type="string">
            <text:p>2023/Nov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6" office:value-type="float" office:value="2025.2" calcext:value-type="float">
            <text:p>2025.2</text:p>
          </table:table-cell>
          <table:table-cell table:style-name="ce33" office:value-type="string" calcext:value-type="string">
            <text:p>2025/Mar/2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33" office:value-type="string" calcext:value-type="string">
            <text:p>2024/Sep/1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33" office:value-type="string" calcext:value-type="string">
            <text:p>2022/Jan/1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3" office:value-type="string" calcext:value-type="string">
            <text:p>2023/Sep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3" office:value-type="string" calcext:value-type="string">
            <text:p>2024/Aug/27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33" office:value-type="string" calcext:value-type="string">
            <text:p>2024/Aug/29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33" office:value-type="string" calcext:value-type="string">
            <text:p>2024/Nov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3" office:value-type="string" calcext:value-type="string">
            <text:p>2025/Aug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33" office:value-type="string" calcext:value-type="string">
            <text:p>2025/May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3" office:value-type="string" calcext:value-type="string">
            <text:p>2025/Aug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33" office:value-type="string" calcext:value-type="string">
            <text:p>2024/Apr/1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3" office:value-type="string" calcext:value-type="string">
            <text:p>2025/Aug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33" office:value-type="string" calcext:value-type="string">
            <text:p>2024/Nov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3" office:value-type="string" calcext:value-type="string">
            <text:p>2025/Aug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3" office:value-type="string" calcext:value-type="string">
            <text:p>2025/Aug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33" office:value-type="string" calcext:value-type="string">
            <text:p>2024/Nov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33" office:value-type="string" calcext:value-type="string">
            <text:p>2025/May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33" office:value-type="string" calcext:value-type="string">
            <text:p>2024/Apr/1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33" office:value-type="string" calcext:value-type="string">
            <text:p>2025/Mar/06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inja2&gt;=3.1.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33" office:value-type="string" calcext:value-type="string">
            <text:p>2024/Nov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33" office:value-type="string" calcext:value-type="string">
            <text:p>2023/May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33" office:value-type="string" calcext:value-type="string">
            <text:p>2021/Mar/0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33" office:value-type="string" calcext:value-type="string">
            <text:p>2023/May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33" office:value-type="string" calcext:value-type="string">
            <text:p>2023/May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33" office:value-type="string" calcext:value-type="string">
            <text:p>2021/Mar/0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3" office:value-type="string" calcext:value-type="string">
            <text:p>2025/Aug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lask&gt;=0.8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33" office:value-type="string" calcext:value-type="string">
            <text:p>2024/Dec/05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ix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6" office:value-type="float" office:value="2025.2" calcext:value-type="float">
            <text:p>2025.2</text:p>
          </table:table-cell>
          <table:table-cell table:style-name="ce33" office:value-type="string" calcext:value-type="string">
            <text:p>2025/Mar/25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33" office:value-type="string" calcext:value-type="string">
            <text:p>2025/Aug/0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3" office:value-type="string" calcext:value-type="string">
            <text:p>2025/Aug/1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3" office:value-type="string" calcext:value-type="string">
            <text:p>2025/Mar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3" office:value-type="string" calcext:value-type="string">
            <text:p>2025/Aug/1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33" office:value-type="string" calcext:value-type="string">
            <text:p>2025/Aug/0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33" office:value-type="string" calcext:value-type="string">
            <text:p>2024/Jun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yping-extensions&gt;=4.6.0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3" office:value-type="string" calcext:value-type="string">
            <text:p>2025/Jan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33" office:value-type="string" calcext:value-type="string">
            <text:p>2024/Mar/0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33" office:value-type="string" calcext:value-type="string">
            <text:p>2024/Dec/05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ix&gt;=1.5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3" office:value-type="string" calcext:value-type="string">
            <text:p>2025/Oct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33" office:value-type="string" calcext:value-type="string">
            <text:p>2024/Nov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33" office:value-type="string" calcext:value-type="string">
            <text:p>2022/Oct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office:value-type="string" calcext:value-type="string">
            <text:p>n/a</text:p>
          </table:table-cell>
          <table:table-cell table:style-name="ce33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33" office:value-type="string" calcext:value-type="string">
            <text:p>2025/Aug/0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33" office:value-type="string" calcext:value-type="string">
            <text:p>2024/Oct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3" office:value-type="string" calcext:value-type="string">
            <text:p>2025/Mar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3" office:value-type="string" calcext:value-type="string">
            <text:p>2025/Mar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33" office:value-type="string" calcext:value-type="string">
            <text:p>2024/Oct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33" office:value-type="string" calcext:value-type="string">
            <text:p>2025/Aug/0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greenlet&gt;=1.0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6" office:value-type="float" office:value="0.19" calcext:value-type="float">
            <text:p>0.19</text:p>
          </table:table-cell>
          <table:table-cell table:style-name="ce33" office:value-type="string" calcext:value-type="string">
            <text:p>2023/Sep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33" office:value-type="string" calcext:value-type="string">
            <text:p>2023/Nov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6" office:value-type="float" office:value="0.7" calcext:value-type="float">
            <text:p>0.7</text:p>
          </table:table-cell>
          <table:table-cell table:style-name="ce33" office:value-type="string" calcext:value-type="string">
            <text:p>2017/Sep/0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3" office:value-type="string" calcext:value-type="string">
            <text:p>2020/Oct/1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3" office:value-type="string" calcext:value-type="string">
            <text:p>2020/Oct/1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33" office:value-type="string" calcext:value-type="string">
            <text:p>2024/Dec/05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ix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6" office:value-type="float" office:value="0.7" calcext:value-type="float">
            <text:p>0.7</text:p>
          </table:table-cell>
          <table:table-cell table:style-name="ce33" office:value-type="string" calcext:value-type="string">
            <text:p>2017/Sep/0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33" office:value-type="string" calcext:value-type="string">
            <text:p>2024/May/0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33" office:value-type="string" calcext:value-type="string">
            <text:p>2025/May/27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33" office:value-type="string" calcext:value-type="string">
            <text:p>2024/Nov/1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33" office:value-type="string" calcext:value-type="string">
            <text:p>2023/Nov/0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33" office:value-type="string" calcext:value-type="string">
            <text:p>2024/Nov/1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33" office:value-type="string" calcext:value-type="string">
            <text:p>2024/Sep/1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33" office:value-type="string" calcext:value-type="string">
            <text:p>2024/Nov/1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33" office:value-type="string" calcext:value-type="string">
            <text:p>2023/Nov/0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33" office:value-type="string" calcext:value-type="string">
            <text:p>2024/Sep/1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33" office:value-type="string" calcext:value-type="string">
            <text:p>2024/Sep/1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33" office:value-type="string" calcext:value-type="string">
            <text:p>2024/Nov/1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mqp&lt;6.0.0,&gt;=5.1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33" office:value-type="string" calcext:value-type="string">
            <text:p>2023/Nov/0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vine==5.1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33" office:value-type="string" calcext:value-type="string">
            <text:p>2025/Mar/2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zdata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33" office:value-type="string" calcext:value-type="string">
            <text:p>2022/Nov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_client</text:p>
          </table:table-cell>
          <table:table-cell table:style-name="ce9" office:value-type="string" calcext:value-type="string">
            <text:p>0.21.1</text:p>
          </table:table-cell>
          <table:table-cell table:style-name="ce33" office:value-type="string" calcext:value-type="string">
            <text:p>2024/Dec/0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3" office:value-type="string" calcext:value-type="string">
            <text:p>2025/Jan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3" office:value-type="string" calcext:value-type="string">
            <text:p>2025/Aug/1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<text:s/>SQLAlchemy&gt;=1.3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10.13.24.14</text:p>
          </table:table-cell>
          <table:table-cell table:style-name="ce9" office:value-type="string" calcext:value-type="string">
            <text:p>Mako</text:p>
          </table:table-cell>
          <table:table-cell table:style-name="ce9" office:value-type="string" calcext:value-type="string">
            <text:p>1.3.10</text:p>
          </table:table-cell>
          <table:table-cell table:style-name="ce33" office:value-type="string" calcext:value-type="string">
            <text:p>2025/Apr/10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<text:s/>Mak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33" office:value-type="string" calcext:value-type="string">
            <text:p>2024/Jun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<text:s/>typing-extensions&gt;=4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33" office:value-type="string" calcext:value-type="string">
            <text:p>2022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33" office:value-type="string" calcext:value-type="string">
            <text:p>2021/Mar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3" office:value-type="string" calcext:value-type="string">
            <text:p>2025/Oct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33" office:value-type="string" calcext:value-type="string">
            <text:p>2024/Jul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&lt;44,&gt;=41.0.5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3" office:value-type="string" calcext:value-type="string">
            <text:p>2025/Oct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33" office:value-type="string" calcext:value-type="string">
            <text:p>2025/Mar/0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33" office:value-type="string" calcext:value-type="string">
            <text:p>2023/Dec/1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33" office:value-type="string" calcext:value-type="string">
            <text:p>2023/Dec/1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33" office:value-type="string" calcext:value-type="string">
            <text:p>2025/Mar/0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3" office:value-type="string" calcext:value-type="string">
            <text:p>2025/Oct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3" office:value-type="string" calcext:value-type="string">
            <text:p>2025/Oct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office:value-type="string" calcext:value-type="string">
            <text:p>n/a</text:p>
          </table:table-cell>
          <table:table-cell table:style-name="ce33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 (&gt;=3.1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33" office:value-type="string" calcext:value-type="string">
            <text:p>2021/Mar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33" office:value-type="string" calcext:value-type="string">
            <text:p>2024/Jul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33" office:value-type="string" calcext:value-type="string">
            <text:p>2024/Mar/0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dateuti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 (&gt;=2.0.0,&lt;3.0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33" office:value-type="string" calcext:value-type="string">
            <text:p>2023/Dec/1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33" office:value-type="string" calcext:value-type="string">
            <text:p>2023/Dec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office:value-type="string" calcext:value-type="string">
            <text:p>n/a</text:p>
          </table:table-cell>
          <table:table-cell table:style-name="ce33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33" office:value-type="string" calcext:value-type="string">
            <text:p>2024/Jan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3" office:value-type="string" calcext:value-type="string">
            <text:p>2024/Jul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33" office:value-type="string" calcext:value-type="string">
            <text:p>2024/Jan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33" office:value-type="string" calcext:value-type="string">
            <text:p>2025/Mar/13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33" office:value-type="string" calcext:value-type="string">
            <text:p>2023/Dec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33" office:value-type="string" calcext:value-type="string">
            <text:p>2023/Dec/2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3" office:value-type="string" calcext:value-type="string">
            <text:p>2024/Jul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33" office:value-type="string" calcext:value-type="string">
            <text:p>2023/Dec/2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33" office:value-type="string" calcext:value-type="string">
            <text:p>2024/Jan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3" office:value-type="string" calcext:value-type="string">
            <text:p>2024/Jul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3" office:value-type="string" calcext:value-type="string">
            <text:p>2024/Jul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33" office:value-type="string" calcext:value-type="string">
            <text:p>2025/Mar/13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33" office:value-type="string" calcext:value-type="string">
            <text:p>2023/Dec/2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33" office:value-type="string" calcext:value-type="string">
            <text:p>2024/Jan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ferencing&gt;=0.28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33" office:value-type="string" calcext:value-type="string">
            <text:p>2023/Dec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rpds-py&gt;=0.7.1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33" office:value-type="string" calcext:value-type="string">
            <text:p>2022/Jun/1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33" office:value-type="string" calcext:value-type="string">
            <text:p>2023/Mar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33" office:value-type="string" calcext:value-type="string">
            <text:p>2025/Mar/25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parsing&gt;=2.4.2,&lt;4, !=3.0.0, !=3.0.1, !=3.0.2, !=3.0.3</text:p>
          </table:table-cell>
          <table:table-cell table:style-name="ce9" office:value-type="string" calcext:value-type="string">
            <text:p><text:s/>python_version&gt;'3.0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33" office:value-type="string" calcext:value-type="string">
            <text:p>2024/Oct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33" office:value-type="string" calcext:value-type="string">
            <text:p>2024/Jul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33" office:value-type="string" calcext:value-type="string">
            <text:p>2025/Jan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33" office:value-type="string" calcext:value-type="string">
            <text:p>2025/Mar/25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parsing&gt;=3.0.9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33" office:value-type="string" calcext:value-type="string">
            <text:p>2012/Apr/0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zip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3" office:value-type="string" calcext:value-type="string">
            <text:p>2023/Sep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33" office:value-type="string" calcext:value-type="string">
            <text:p>2023/Feb/2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33" office:value-type="string" calcext:value-type="string">
            <text:p>2023/Jul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33" office:value-type="string" calcext:value-type="string">
            <text:p>2023/Jul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33" office:value-type="string" calcext:value-type="string">
            <text:p>2023/Feb/2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3" office:value-type="string" calcext:value-type="string">
            <text:p>2023/Sep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3" office:value-type="string" calcext:value-type="string">
            <text:p>2023/Sep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bOb&gt;=1.8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33" office:value-type="string" calcext:value-type="string">
            <text:p>2012/Apr/0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zip</text:p>
          </table:table-cell>
          <table:table-cell table:style-name="ce33" table:number-columns-repeated="2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6" office:value-type="float" office:value="2025.2" calcext:value-type="float">
            <text:p>2025.2</text:p>
          </table:table-cell>
          <table:table-cell table:style-name="ce33" office:value-type="string" calcext:value-type="string">
            <text:p>2025/Mar/25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3" office:value-type="string" calcext:value-type="string">
            <text:p>2024/May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netaddr&gt;=0.7.12</text:p>
          </table:table-cell>
          <table:table-cell table:style-name="ce9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33" office:value-type="string" calcext:value-type="string">
            <text:p>2023/Jul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33" office:value-type="string" calcext:value-type="string">
            <text:p>2022/Nov/2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33" office:value-type="string" calcext:value-type="string">
            <text:p>2024/Dec/05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ix&gt;=1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33" office:value-type="string" calcext:value-type="string">
            <text:p>2022/Jun/1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office:value-type="string" calcext:value-type="string">
            <text:p>n/a</text:p>
          </table:table-cell>
          <table:table-cell table:style-name="ce33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6" office:value-type="float" office:value="1.33" calcext:value-type="float">
            <text:p>1.33</text:p>
          </table:table-cell>
          <table:table-cell table:style-name="ce33" office:value-type="string" calcext:value-type="string">
            <text:p>2023/Jun/1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patch (&gt;=1,&lt;2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3" office:value-type="string" calcext:value-type="string">
            <text:p>2024/Jul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 (&gt;=4,&lt;5)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1</text:p>
          </table:table-cell>
          <table:table-cell table:style-name="ce12" office:value-type="string" calcext:value-type="string">
            <text:p>invoke</text:p>
          </table:table-cell>
          <table:table-cell table:style-name="ce12" office:value-type="string" calcext:value-type="string">
            <text:p>2.2.1</text:p>
          </table:table-cell>
          <table:table-cell table:style-name="ce13" office:value-type="string" calcext:value-type="string">
            <text:p>2025/Oct/11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invoke&gt;=2.0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33" office:value-type="string" calcext:value-type="string">
            <text:p>2024/Sep/0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/>
          <table:table-cell table:style-name="ce33" office:value-type="string" calcext:value-type="string">
            <text:p>hidden</text:p>
          </table:table-cell>
          <table:table-cell table:style-name="ce9" office:value-type="string" calcext:value-type="string">
            <text:p>cffi&gt;=1.4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6" office:value-type="float" office:value="2.23" calcext:value-type="float">
            <text:p>2.23</text:p>
          </table:table-cell>
          <table:table-cell table:style-name="ce33" office:value-type="string" calcext:value-type="string">
            <text:p>2025/Sep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/>
          <table:table-cell table:style-name="ce33" office:value-type="string" calcext:value-type="string">
            <text:p>hidden</text:p>
          </table:table-cell>
          <table:table-cell table:style-name="ce9" office:value-type="string" calcext:value-type="string">
            <text:p>pycparser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33" office:value-type="string" calcext:value-type="string">
            <text:p>2022/Oct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bcrypt&gt;=3.2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&gt;=3.3</text:p>
          </table:table-cell>
          <table:table-cell table:style-name="ce9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1</text:p>
          </table:table-cell>
          <table:table-cell table:style-name="ce12" office:value-type="string" calcext:value-type="string">
            <text:p>invoke</text:p>
          </table:table-cell>
          <table:table-cell table:style-name="ce12" office:value-type="string" calcext:value-type="string">
            <text:p>2.2.1</text:p>
          </table:table-cell>
          <table:table-cell table:style-name="ce13" office:value-type="string" calcext:value-type="string">
            <text:p>2025/Oct/11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invoke&gt;=2.0</text:p>
          </table:table-cell>
          <table:table-cell table:style-name="ce12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nacl&gt;=1.5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4</text:p>
          </table:table-cell>
          <table:table-cell table:style-name="ce12" office:value-type="string" calcext:value-type="string">
            <text:p>jwcrypto</text:p>
          </table:table-cell>
          <table:table-cell table:style-name="ce12" office:value-type="string" calcext:value-type="string">
            <text:p>1.5.6</text:p>
          </table:table-cell>
          <table:table-cell table:style-name="ce13" office:value-type="string" calcext:value-type="string">
            <text:p>2024/Mar/07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jwcrypto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 &gt;= 3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33" office:value-type="string" calcext:value-type="string">
            <text:p>2024/Jun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yping_extensions &gt;= 4.5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5</text:p>
          </table:table-cell>
          <table:table-cell table:style-name="ce12" office:value-type="string" calcext:value-type="string">
            <text:p>redis</text:p>
          </table:table-cell>
          <table:table-cell table:style-name="ce12" office:value-type="string" calcext:value-type="string">
            <text:p>6.1.1</text:p>
          </table:table-cell>
          <table:table-cell table:style-name="ce13" office:value-type="string" calcext:value-type="string">
            <text:p>2025/Jun/02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redis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a.08.91.20.19</text:p>
          </table:table-cell>
          <table:table-cell table:style-name="ce9" office:value-type="string" calcext:value-type="string">
            <text:p>NumPy</text:p>
          </table:table-cell>
          <table:table-cell table:style-name="ce9" office:value-type="string" calcext:value-type="string">
            <text:p>2.3.2</text:p>
          </table:table-cell>
          <table:table-cell table:style-name="ce33" office:value-type="string" calcext:value-type="string">
            <text:p>2025/Jul/25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numpy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</text:p>
          </table:table-cell>
          <table:table-cell table:style-name="ce9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4</text:p>
          </table:table-cell>
          <table:table-cell table:style-name="ce12" office:value-type="string" calcext:value-type="string">
            <text:p>jwcrypto</text:p>
          </table:table-cell>
          <table:table-cell table:style-name="ce12" office:value-type="string" calcext:value-type="string">
            <text:p>1.5.6</text:p>
          </table:table-cell>
          <table:table-cell table:style-name="ce13" office:value-type="string" calcext:value-type="string">
            <text:p>2024/Mar/07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jwcrypto</text:p>
          </table:table-cell>
          <table:table-cell table:style-name="ce12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5</text:p>
          </table:table-cell>
          <table:table-cell table:style-name="ce12" office:value-type="string" calcext:value-type="string">
            <text:p>redis</text:p>
          </table:table-cell>
          <table:table-cell table:style-name="ce12" office:value-type="string" calcext:value-type="string">
            <text:p>6.1.1</text:p>
          </table:table-cell>
          <table:table-cell table:style-name="ce13" office:value-type="string" calcext:value-type="string">
            <text:p>2025/Jun/02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redis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2" table:number-rows-repeated="22">
          <table:table-cell table:number-columns-repeated="1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33" office:value-type="string" calcext:value-type="string">
            <text:p>2025/May/27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33" office:value-type="string" calcext:value-type="string">
            <text:p>2025/Apr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33" office:value-type="string" calcext:value-type="string">
            <text:p>2023/May/2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33" office:value-type="string" calcext:value-type="string">
            <text:p>2015/May/0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3" office:value-type="string" calcext:value-type="string">
            <text:p>2022/Nov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33" office:value-type="string" calcext:value-type="string">
            <text:p>2019/May/1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3/Aug/31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33" office:value-type="string" calcext:value-type="string">
            <text:p>2021/Jul/15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4/Nov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3" office:value-type="string" calcext:value-type="string">
            <text:p>2025/Mar/03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3" office:value-type="date" office:date-value="2025-07-02" calcext:value-type="date">
            <text:p>2025/Jul/02</text:p>
          </table:table-cell>
          <table:table-cell table:style-name="ce33" office:value-type="string" calcext:value-type="string">
            <text:p>OS othe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33" office:value-type="string" calcext:value-type="string">
            <text:p>2019/May/1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33" office:value-type="string" calcext:value-type="string">
            <text:p>2018/Feb/01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33" office:value-type="string" calcext:value-type="string">
            <text:p>2023/Nov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3" office:value-type="string" calcext:value-type="string">
            <text:p>2025/Jul/25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3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3/Aug/31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33" office:value-type="string" calcext:value-type="string">
            <text:p>2021/Jul/15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33" office:value-type="string" calcext:value-type="string">
            <text:p>2024/Aug/29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bOb&gt;=1.2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3">
          <table:table-cell table:number-columns-repeated="15"/>
          <table:table-cell table:style-name="ce4" table:number-columns-repeated="16369"/>
        </table:table-row>
        <table:table-row table:style-name="ro1" table:number-rows-repeated="5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5"/>
          <table:table-cell table:style-name="ce5" office:value-type="string" calcext:value-type="string">
            <text:p>OpenStack Library Projects – non-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6"/>
          <table:table-cell table:style-name="ce4" table:number-columns-repeated="16369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3" office:value-type="string" calcext:value-type="string">
            <text:p>2025/Jan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4/Nov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3" office:value-type="string" calcext:value-type="string">
            <text:p>2025/Mar/03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3" office:value-type="date" office:date-value="2025-07-02" calcext:value-type="date">
            <text:p>2025/Jul/02</text:p>
          </table:table-cell>
          <table:table-cell table:style-name="ce33" office:value-type="string" calcext:value-type="string">
            <text:p>OS othe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33" office:value-type="string" calcext:value-type="string">
            <text:p>2023/Oct/1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33" office:value-type="string" calcext:value-type="string">
            <text:p>2025/Jan/2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3" office:value-type="string" calcext:value-type="string">
            <text:p>2024/Aug/07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YAML&gt;=3.1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4/Nov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3" office:value-type="date" office:date-value="2025-07-02" calcext:value-type="date">
            <text:p>2025/Jul/02</text:p>
          </table:table-cell>
          <table:table-cell table:style-name="ce33" office:value-type="string" calcext:value-type="string">
            <text:p>OS othe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3" office:value-type="string" calcext:value-type="string">
            <text:p>2023/Oct/0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iso8601&gt;=2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33" office:value-type="string" calcext:value-type="string">
            <text:p>2019/May/1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33" office:value-type="string" calcext:value-type="string">
            <text:p>2024/Jun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4/Nov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3" office:value-type="string" calcext:value-type="string">
            <text:p>2025/Mar/03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3" office:value-type="string" calcext:value-type="string">
            <text:p>2022/Nov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4/Nov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3" office:value-type="string" calcext:value-type="string">
            <text:p>2025/Jul/25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3" office:value-type="string" calcext:value-type="string">
            <text:p>2025/Mar/03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3" office:value-type="date" office:date-value="2025-07-02" calcext:value-type="date">
            <text:p>2025/Jul/02</text:p>
          </table:table-cell>
          <table:table-cell table:style-name="ce33" office:value-type="string" calcext:value-type="string">
            <text:p>OS othe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3" office:value-type="string" calcext:value-type="string">
            <text:p>2024/May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33" office:value-type="string" calcext:value-type="string">
            <text:p>2022/Jan/1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3" office:value-type="string" calcext:value-type="string">
            <text:p>2024/Aug/07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33" office:value-type="string" calcext:value-type="string">
            <text:p>2025/Jan/29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3" office:value-type="string" calcext:value-type="string">
            <text:p>2024/Aug/27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3" office:value-type="string" calcext:value-type="string">
            <text:p>2025/Jul/25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3" office:value-type="string" calcext:value-type="string">
            <text:p>2023/Oct/0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3" office:value-type="string" calcext:value-type="string">
            <text:p>2024/May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33" office:value-type="string" calcext:value-type="string">
            <text:p>2025/Mar/25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parsing&gt;=2.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19" office:value-type="string" calcext:value-type="string">
            <text:p>25.0</text:p>
          </table:table-cell>
          <table:table-cell table:style-name="ce33" office:value-type="string" calcext:value-type="string">
            <text:p>2025/Apr/19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33" office:value-type="string" calcext:value-type="string">
            <text:p>2025/Mar/2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3" office:value-type="string" calcext:value-type="string">
            <text:p>2024/Aug/07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33" office:value-type="string" calcext:value-type="string">
            <text:p>2025/Feb/14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6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3" office:value-type="string" calcext:value-type="string">
            <text:p>2022/Nov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3" office:value-type="string" calcext:value-type="string">
            <text:p>2024/Aug/27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4/Nov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3" office:value-type="string" calcext:value-type="string">
            <text:p>2025/Jul/25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3" office:value-type="string" calcext:value-type="string">
            <text:p>2025/Mar/03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6" office:value-type="float" office:value="0.19" calcext:value-type="float">
            <text:p>0.19</text:p>
          </table:table-cell>
          <table:table-cell table:style-name="ce33" office:value-type="string" calcext:value-type="string">
            <text:p>2023/Sep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3" office:value-type="string" calcext:value-type="string">
            <text:p>2024/Aug/27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33" office:value-type="string" calcext:value-type="string">
            <text:p>2025/Mar/06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bOb&gt;=1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33" office:value-type="string" calcext:value-type="string">
            <text:p>2022/Nov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33" office:value-type="string" calcext:value-type="string">
            <text:p>2022/Oct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33" office:value-type="string" calcext:value-type="string">
            <text:p>2025/Jun/13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msgpack&gt;=0.5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33" office:value-type="string" calcext:value-type="string">
            <text:p>2025/Mar/2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3" office:value-type="string" calcext:value-type="string">
            <text:p>2022/Nov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33" office:value-type="string" calcext:value-type="string">
            <text:p>2025/Jan/29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3" office:value-type="string" calcext:value-type="string">
            <text:p>2024/Aug/27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33" office:value-type="string" calcext:value-type="string">
            <text:p>2024/Mar/0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3" office:value-type="string" calcext:value-type="string">
            <text:p>2022/Nov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3" office:value-type="string" calcext:value-type="string">
            <text:p>2025/Jul/25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41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3.44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6.9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-client</text:p>
          </table:table-cell>
          <table:table-cell table:style-name="ce9" office:value-type="string" calcext:value-type="string">
            <text:p>0.21.1</text:p>
          </table:table-cell>
          <table:table-cell table:style-name="ce33" office:value-type="string" calcext:value-type="string">
            <text:p>2024/Dec/0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3" office:value-type="string" calcext:value-type="string">
            <text:p>2024/Aug/07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4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33" office:value-type="string" calcext:value-type="string">
            <text:p>2025/Mar/06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33" office:value-type="string" calcext:value-type="string">
            <text:p>2025/Feb/14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4.1.45</text:p>
          </table:table-cell>
          <table:table-cell table:style-name="ce25" office:value-type="string" calcext:value-type="string">
            <text:p>oslo.rootwrap</text:p>
          </table:table-cell>
          <table:table-cell office:value-type="string" calcext:value-type="string">
            <text:p>7.5.1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rootwrap&gt;=5.15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2" table:number-columns-repeated="16369"/>
        </table:table-row>
        <table:table-row table:style-name="ro2">
          <table:table-cell table:number-columns-repeated="15"/>
          <table:table-cell table:style-name="ce2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2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2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2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2" table:number-columns-repeated="16369"/>
        </table:table-row>
        <table:table-row table:style-name="ro2">
          <table:table-cell table:number-columns-repeated="15"/>
          <table:table-cell table:style-name="ce2"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debtcollector</text:p>
          </table:table-cell>
          <table:table-cell table:number-columns-repeated="6"/>
          <table:table-cell office:value-type="string" calcext:value-type="string">
            <text:p>debtcollector&gt;=3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2" table:number-columns-repeated="16369"/>
        </table:table-row>
        <table:table-row table:style-name="ro2">
          <table:table-cell table:number-columns-repeated="15"/>
          <table:table-cell table:style-name="ce2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/>
          <table:table-cell office:value-type="string" calcext:value-type="string">
            <text:p>Nova</text:p>
          </table:table-cell>
          <table:table-cell table:number-columns-repeated="12"/>
          <table:table-cell table:style-name="ce2" table:number-columns-repeated="16369"/>
        </table:table-row>
        <table:table-row table:style-name="ro2" table:number-rows-repeated="6">
          <table:table-cell table:number-columns-repeated="15"/>
          <table:table-cell table:style-name="ce2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 2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3" office:value-type="string" calcext:value-type="string">
            <text:p>2025/Mar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33" office:value-type="string" calcext:value-type="string">
            <text:p>2025/Aug/0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4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33" office:value-type="string" calcext:value-type="string">
            <text:p>2023/Nov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3" office:value-type="string" calcext:value-type="string">
            <text:p>2020/Oct/1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33" office:value-type="string" calcext:value-type="string">
            <text:p>2024/May/0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33" office:value-type="string" calcext:value-type="string">
            <text:p>2024/Nov/1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3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5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3" office:value-type="string" calcext:value-type="string">
            <text:p>2024/Aug/07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33" office:value-type="string" calcext:value-type="string">
            <text:p>2024/Nov/1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33" office:value-type="string" calcext:value-type="string">
            <text:p>2024/Sep/1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policy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liff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5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3" office:value-type="string" calcext:value-type="string">
            <text:p>2025/Mar/03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5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4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3" office:value-type="date" office:date-value="2025-07-02" calcext:value-type="date">
            <text:p>2025/Jul/02</text:p>
          </table:table-cell>
          <table:table-cell table:style-name="ce33" office:value-type="string" calcext:value-type="string">
            <text:p>OS othe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table:number-columns-repeated="16375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33" office:value-type="string" calcext:value-type="string">
            <text:p>2022/Jun/1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33" office:value-type="string" calcext:value-type="string">
            <text:p>2023/Nov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rapt&gt;=1.7.0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33" office:value-type="string" calcext:value-type="string">
            <text:p>2024/Jul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OpenSSL&gt;=1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19" office:value-type="string" calcext:value-type="string">
            <text:p>25.0</text:p>
          </table:table-cell>
          <table:table-cell table:style-name="ce33" office:value-type="string" calcext:value-type="string">
            <text:p>2025/Apr/19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3" office:value-type="date" office:date-value="2025-07-02" calcext:value-type="date">
            <text:p>2025/Jul/02</text:p>
          </table:table-cell>
          <table:table-cell table:style-name="ce33" office:value-type="string" calcext:value-type="string">
            <text:p>OS othe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3" office:value-type="string" calcext:value-type="string">
            <text:p>2025/Jan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corator&gt;=4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3.0.0</text:p>
          </table:table-cell>
          <table:table-cell table:style-name="ce9" table:number-columns-repeated="16374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3" office:value-type="string" calcext:value-type="string">
            <text:p>2025/Jul/25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33" office:value-type="string" calcext:value-type="string">
            <text:p>2025/Apr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1.8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33" office:value-type="string" calcext:value-type="string">
            <text:p>2023/May/2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5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33" office:value-type="string" calcext:value-type="string">
            <text:p>2024/Jun/1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33" office:value-type="string" calcext:value-type="string">
            <text:p>2024/Jun/1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33" office:value-type="string" calcext:value-type="string">
            <text:p>2023/May/2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33" office:value-type="string" calcext:value-type="string">
            <text:p>2015/May/0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33" office:value-type="string" calcext:value-type="string">
            <text:p>2015/May/0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 &gt;= 0.1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33" office:value-type="string" calcext:value-type="string">
            <text:p>2024/Jun/1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33" office:value-type="string" calcext:value-type="string">
            <text:p>2025/Jan/29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3" office:value-type="string" calcext:value-type="string">
            <text:p>2024/Aug/27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3" office:value-type="string" calcext:value-type="string">
            <text:p>2024/May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6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3" office:value-type="string" calcext:value-type="string">
            <text:p>2022/Nov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3" office:value-type="string" calcext:value-type="string">
            <text:p>2025/Mar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eventlet!=0.18.3,!=0.20.1,&gt;=0.1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3" office:value-type="string" calcext:value-type="string">
            <text:p>2024/Jul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3" office:value-type="string" calcext:value-type="string">
            <text:p>2025/Jan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3" office:value-type="string" calcext:value-type="string">
            <text:p>2023/Oct/0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33" office:value-type="string" calcext:value-type="string">
            <text:p>2022/Jun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6" office:value-type="float" office:value="1.33" calcext:value-type="float">
            <text:p>1.33</text:p>
          </table:table-cell>
          <table:table-cell table:style-name="ce33" office:value-type="string" calcext:value-type="string">
            <text:p>2023/Jun/1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33" office:value-type="string" calcext:value-type="string">
            <text:p>2019/May/1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33" office:value-type="string" calcext:value-type="string">
            <text:p>2025/May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33" office:value-type="string" calcext:value-type="string">
            <text:p>2025/Feb/14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3" office:value-type="string" calcext:value-type="string">
            <text:p>2024/Aug/07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33" office:value-type="string" calcext:value-type="string">
            <text:p>2018/Feb/01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33" office:value-type="string" calcext:value-type="string">
            <text:p>2024/Jun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yping-extensions&gt;=4.12.0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4/Nov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3" office:value-type="date" office:date-value="2025-07-02" calcext:value-type="date">
            <text:p>2025/Jul/02</text:p>
          </table:table-cell>
          <table:table-cell table:style-name="ce33" office:value-type="string" calcext:value-type="string">
            <text:p>OS othe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4/Nov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liff&gt;=3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3" office:value-type="date" office:date-value="2025-07-02" calcext:value-type="date">
            <text:p>2025/Jul/02</text:p>
          </table:table-cell>
          <table:table-cell table:style-name="ce33" office:value-type="string" calcext:value-type="string">
            <text:p>OS othe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3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6" office:value-type="float" office:value="0.19" calcext:value-type="float">
            <text:p>0.19</text:p>
          </table:table-cell>
          <table:table-cell table:style-name="ce33" office:value-type="string" calcext:value-type="string">
            <text:p>2023/Sep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asteners&gt;=0.17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33" office:value-type="string" calcext:value-type="string">
            <text:p>2024/Oct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3" office:value-type="string" calcext:value-type="string">
            <text:p>2024/Jul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3/Aug/31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33" office:value-type="string" calcext:value-type="string">
            <text:p>2024/Jul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33" office:value-type="string" calcext:value-type="string">
            <text:p>2025/Jan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 table:number-rows-repeated="5">
          <table:table-cell table:number-columns-repeated="15"/>
          <table:table-cell table:style-name="ce2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3" office:value-type="string" calcext:value-type="string">
            <text:p>2025/Jul/25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3" office:value-type="string" calcext:value-type="string">
            <text:p>2025/Jan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ogpile.cache&gt;=1.3.3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3" office:value-type="string" calcext:value-type="string">
            <text:p>2025/Jan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3" office:value-type="string" calcext:value-type="string">
            <text:p>2025/Aug/1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33" office:value-type="string" calcext:value-type="string">
            <text:p>2025/Apr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33" office:value-type="string" calcext:value-type="string">
            <text:p>2015/May/0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4/Nov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3" office:value-type="string" calcext:value-type="string">
            <text:p>2022/Nov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1.6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&gt;=2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1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2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1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6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3" office:value-type="string" calcext:value-type="string">
            <text:p>2025/Jul/25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33" office:value-type="string" calcext:value-type="string">
            <text:p>2025/Jan/29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33" office:value-type="string" calcext:value-type="string">
            <text:p>2024/Nov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liff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3" office:value-type="string" calcext:value-type="string">
            <text:p>2023/Oct/0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3" office:value-type="string" calcext:value-type="string">
            <text:p>2024/May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4/Nov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c-lib&gt;=1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2"/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3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Other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33" office:value-type="date" office:date-value="2025-07-02" calcext:value-type="date">
            <text:p>2025/Jul/02</text:p>
          </table:table-cell>
          <table:table-cell table:style-name="ce33" office:value-type="string" calcext:value-type="string">
            <text:p>OS other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table:number-columns-repeated="16375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3" office:value-type="string" calcext:value-type="string">
            <text:p>2023/Oct/0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33" office:value-type="string" calcext:value-type="string">
            <text:p>2024/Nov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3" office:value-type="string" calcext:value-type="string">
            <text:p>2025/Mar/03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2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rvice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no</text:p>
          </table:table-cell>
          <table:table-cell table:style-name="ce33"/>
          <table:table-cell table:style-name="ce9" table:number-columns-repeated="16375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33" office:value-type="string" calcext:value-type="string">
            <text:p>2025/Aug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33" office:value-type="string" calcext:value-type="string">
            <text:p>2023/May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3" office:value-type="string" calcext:value-type="string">
            <text:p>2025/Aug/1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33" office:value-type="string" calcext:value-type="string">
            <text:p>2022/Oct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33" office:value-type="string" calcext:value-type="string">
            <text:p>2025/Aug/0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3" office:value-type="string" calcext:value-type="string">
            <text:p>2025/Jul/25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6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3.4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33" office:value-type="string" calcext:value-type="string">
            <text:p>2022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33" office:value-type="string" calcext:value-type="string">
            <text:p>2025/Oct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33" office:value-type="string" calcext:value-type="string">
            <text:p>2024/Nov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JWT&gt;=1.6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33" office:value-type="string" calcext:value-type="string">
            <text:p>2025/Jan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ogpile.cache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3" office:value-type="string" calcext:value-type="string">
            <text:p>2024/Jul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33" office:value-type="string" calcext:value-type="string">
            <text:p>2025/Jan/29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33" office:value-type="string" calcext:value-type="string">
            <text:p>2025/Jun/13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msgpack&gt;=0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3" office:value-type="string" calcext:value-type="string">
            <text:p>2024/Aug/27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svc prj</text:p>
          </table:table-cell>
          <table:table-cell table:style-name="ce33" office:value-type="string" calcext:value-type="string">
            <text:p>tar.gz</text:p>
          </table:table-cell>
          <table:table-cell table:style-name="ce33" office:value-type="string" calcext:value-type="string">
            <text:p>Yes</text:p>
          </table:table-cell>
          <table:table-cell table:style-name="ce33"/>
          <table:table-cell table:style-name="ce9" table:number-columns-repeated="16375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33" office:value-type="string" calcext:value-type="string">
            <text:p>2021/Mar/0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fusedxml&gt;=0.7.1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3" office:value-type="string" calcext:value-type="string">
            <text:p>2025/Aug/1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QLAlchemy&gt;=1.3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3" office:value-type="string" calcext:value-type="string">
            <text:p>2025/Mar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eventlet&gt;=0.33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33" office:value-type="string" calcext:value-type="string">
            <text:p>2023/Nov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3" office:value-type="string" calcext:value-type="string">
            <text:p>2020/Oct/1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bOb&gt;=1.8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3" office:value-type="string" calcext:value-type="string">
            <text:p>2025/Jan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33" office:value-type="string" calcext:value-type="string">
            <text:p>2023/Mar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4.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7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!=3.0.0,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3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33" office:value-type="string" calcext:value-type="string">
            <text:p>2025/Mar/1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33" office:value-type="string" calcext:value-type="string">
            <text:p>2023/Sep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33" office:value-type="string" calcext:value-type="string">
            <text:p>2024/May/0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3" office:value-type="string" calcext:value-type="string">
            <text:p>2024/Jul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5.29.0,!=9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33" office:value-type="string" calcext:value-type="string">
            <text:p>2022/Nov/2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33" office:value-type="string" calcext:value-type="string">
            <text:p>2024/Aug/27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btcollector&gt;=1.1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&gt;=2.6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3" office:value-type="string" calcext:value-type="string">
            <text:p>2022/Nov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astellan&gt;=0.1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table:number-columns-repeated="16375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3" office:value-type="string" calcext:value-type="string">
            <text:p>2025/Aug/1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3" office:value-type="string" calcext:value-type="string">
            <text:p>2020/Oct/1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3" office:value-type="string" calcext:value-type="string">
            <text:p>2024/Jul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6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policy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33" office:value-type="string" calcext:value-type="string">
            <text:p>2021/Jul/15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33" office:value-type="string" calcext:value-type="string">
            <text:p>2024/Aug/29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33" office:value-type="date" office:date-value="2025-02-04" calcext:value-type="date">
            <text:p>2025/Feb/04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br&gt;=5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33" office:value-type="string" calcext:value-type="string">
            <text:p>2025/Aug/1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QLAlchemy&gt;=1.4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decorator&gt;=4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33" office:value-type="string" calcext:value-type="string">
            <text:p>2025/Mar/06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eventlet&gt;=0.30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33" office:value-type="string" calcext:value-type="string">
            <text:p>2025/Mar/06</text:p>
          </table:table-cell>
          <table:table-cell table:style-name="ce33" office:value-type="string" calcext:value-type="string">
            <text:p>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middleware&gt;=4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b10.13.24.13</text:p>
          </table:table-cell>
          <table:table-cell table:style-name="ce12" office:value-type="string" calcext:value-type="string">
            <text:p>lxml</text:p>
          </table:table-cell>
          <table:table-cell table:style-name="ce12" office:value-type="string" calcext:value-type="string">
            <text:p>6.0.2</text:p>
          </table:table-cell>
          <table:table-cell table:style-name="ce13" office:value-type="string" calcext:value-type="string">
            <text:p>2025/Sep/22</text:p>
          </table:table-cell>
          <table:table-cell table:style-name="ce13" office:value-type="string" calcext:value-type="string">
            <text:p>BLfS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lxml&gt;=4.5.0</text:p>
          </table:table-cell>
          <table:table-cell table:style-name="ce12" office:value-type="string" calcext:value-type="string">
            <text:p>BSD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33" office:value-type="string" calcext:value-type="string">
            <text:p>2020/Oct/1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33" office:value-type="string" calcext:value-type="string">
            <text:p>2024/Oct/1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33" office:value-type="string" calcext:value-type="string">
            <text:p>2024/Oct/24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33" office:value-type="string" calcext:value-type="string">
            <text:p>2025/Aug/07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33" office:value-type="string" calcext:value-type="string">
            <text:p>2023/Nov/2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33" office:value-type="string" calcext:value-type="string">
            <text:p>2024/May/01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33" office:value-type="string" calcext:value-type="string">
            <text:p>2025/Jan/2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alembic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33" office:value-type="string" calcext:value-type="string">
            <text:p>2024/May/2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33" office:value-type="string" calcext:value-type="string">
            <text:p>2023/Oct/03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whl</text:p>
          </table:table-cell>
          <table:table-cell table:style-name="ce33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33" office:value-type="string" calcext:value-type="string">
            <text:p>2024/Jul/09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jsonschema&gt;=4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33" office:value-type="string" calcext:value-type="string">
            <text:p>2025/Mar/03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cinderclient&gt;=4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keystoneauth1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2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33" office:value-type="string" calcext:value-type="string">
            <text:p>2025/Feb/28</text:p>
          </table:table-cell>
          <table:table-cell table:style-name="ce33" office:value-type="string" calcext:value-type="string">
            <text:p>OS svc clnt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glanceclient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33" office:value-type="string" calcext:value-type="string">
            <text:p>2025/Aug/19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33" office:value-type="string" calcext:value-type="string">
            <text:p>2025/Feb/20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1.1.76</text:p>
          </table:table-cell>
          <table:table-cell table:style-name="ce24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33" office:value-type="string" calcext:value-type="string">
            <text:p>2025/Jul/25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currency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fig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context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og&gt;=4.6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limit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ialization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utils&gt;=8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db&gt;=10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/>
          <table:table-cell office:value-type="string" calcext:value-type="string">
            <text:p>i4.1.45</text:p>
          </table:table-cell>
          <table:table-cell table:style-name="ce25" office:value-type="string" calcext:value-type="string">
            <text:p>oslo.rootwrap</text:p>
          </table:table-cell>
          <table:table-cell office:value-type="string" calcext:value-type="string">
            <text:p>7.5.1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rootwrap&gt;=5.15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2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essaging&gt;=14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lo.privsep&gt;=2.6.2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i18n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33" office:value-type="string" calcext:value-type="string">
            <text:p>2025/Feb/26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service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33" office:value-type="string" calcext:value-type="string">
            <text:p>2022/Jan/10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33" office:value-type="string" calcext:value-type="string">
            <text:p>2025/Feb/14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33" office:value-type="string" calcext:value-type="string">
            <text:p>2021/Jul/15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33" office:value-type="string" calcext:value-type="string">
            <text:p>2025/Apr/0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33" office:value-type="string" calcext:value-type="string">
            <text:p>2025/Feb/21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astellan&gt;=0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33" office:value-type="string" calcext:value-type="string">
            <text:p>2024/Aug/29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33" office:value-type="string" calcext:value-type="string">
            <text:p>2022/Nov/2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33" office:value-type="string" calcext:value-type="string">
            <text:p>2022/Nov/25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retrying&gt;=1.3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33" office:value-type="string" calcext:value-type="string">
            <text:p>2019/May/12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33" office:value-type="string" calcext:value-type="string">
            <text:p>2024/Mar/02</text:p>
          </table:table-cell>
          <table:table-cell table:style-name="ce33" office:value-type="string" calcext:value-type="string">
            <text:p>Pypi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33" office:value-type="string" calcext:value-type="string">
            <text:p>2024/Feb/23</text:p>
          </table:table-cell>
          <table:table-cell table:style-name="ce33" office:value-type="string" calcext:value-type="string">
            <text:p>OS tar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futurist&gt;=1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33" office:value-type="string" calcext:value-type="string">
            <text:p>2025/Feb/27</text:p>
          </table:table-cell>
          <table:table-cell table:style-name="ce33" office:value-type="string" calcext:value-type="string">
            <text:p>OS lib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openstacksdk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33" office:value-type="string" calcext:value-type="string">
            <text:p>2024/Aug/07</text:p>
          </table:table-cell>
          <table:table-cell table:style-name="ce33" office:value-type="string" calcext:value-type="string">
            <text:p>BLfS</text:p>
          </table:table-cell>
          <table:table-cell table:style-name="ce33" office:value-type="string" calcext:value-type="string">
            <text:p>tar.gz</text:p>
          </table:table-cell>
          <table:table-cell table:style-name="ce33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 table:number-rows-repeated="1046645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5:29:11.3118406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5:29:54.195310495</dc:date>
    <meta:editing-cycles>447</meta:editing-cycles>
    <meta:editing-duration>PT16H47M34S</meta:editing-duration>
    <meta:document-statistic meta:table-count="1" meta:cell-count="8937" meta:object-count="0"/>
    <meta:user-defined meta:name="AppVersion">16.0300</meta:user-defined>
  </office:meta>
</office:document-meta>
</file>